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1875in" fo:margin-left="0in" fo:margin-right="1.7375in" table:align="margins"/>
    </style:style>
    <style:style style:name="Tabla1.A" style:family="table-column">
      <style:table-column-properties style:column-width="1.8632in" style:rel-column-width="23538*"/>
    </style:style>
    <style:style style:name="Tabla1.B" style:family="table-column">
      <style:table-column-properties style:column-width="3.3243in" style:rel-column-width="41997*"/>
    </style:style>
    <style:style style:name="Tabla1.1" style:family="table-row">
      <style:table-row-properties fo:background-color="#e6e6ff">
        <style:background-image/>
      </style:table-row-properties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ff" fo:padding="0.0382in" fo:border="0.05pt solid #000000">
        <style:background-image/>
      </style:table-cell-properties>
    </style:style>
    <style:style style:name="Tab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" style:family="paragraph" style:parent-style-name="Table_20_Contents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appointmen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text:span text:style-name="T4">Patient</text:span><text:span text:style-name="T1"> :</text:span> <text:s/><text:span text:style-name="T1"><text:placeholder text:placeholder-type="text">&lt;appointment.patient.name.lastname&gt;</text:placeholder></text:span><text:span text:style-name="T1">,</text:span><text:span text:style-name="T1"><text:placeholder text:placeholder-type="text">&lt;appointment.patient.name.name&gt;</text:placeholder></text:span></text:p>
          </table:table-cell>
          <table:table-cell table:style-name="Tabla1.B1" office:value-type="string">
            <text:p text:style-name="P4"><text:s/>Appointment # <text:placeholder text:placeholder-type="text">&lt;appointment.name&gt;</text:placeholder></text:p>
          </table:table-cell>
        </table:table-row>
        <table:table-row>
          <table:table-cell table:style-name="Tabla1.A2" office:value-type="string">
            <text:p text:style-name="Table_20_Contents"><text:span text:style-name="T4">SSN</text:span><text:span text:style-name="T1"> : </text:span><text:span text:style-name="T1"><text:placeholder text:placeholder-type="text">&lt;appointment.patient.name.ref&gt;</text:placeholder></text:span></text:p>
          </table:table-cell>
          <table:table-cell table:style-name="Tabla1.B2" office:value-type="string">
            <text:p text:style-name="P5"><text:span text:style-name="T1">Date</text:span> <text:span text:style-name="T2">:</text:span><text:span text:style-name="T3"><text:placeholder text:placeholder-type="text">&lt;appointment.appointment_date&gt;</text:placeholder></text:span><text:span text:style-name="T2"> </text:span></text:p>
            <text:p text:style-name="Table_20_Contents"/>
            <text:p text:style-name="Table_20_Contents"><text:span text:style-name="T4">Institution</text:span> : <text:span text:style-name="T1"><text:placeholder text:placeholder-type="text">&lt;appointment.institution.name&gt;</text:placeholder></text:span></text:p>
            <text:p text:style-name="Table_20_Contents"><text:span text:style-name="T1"/></text:p>
            <text:p text:style-name="Table_20_Contents"><text:span text:style-name="T4">Specialty</text:span> : <text:span text:style-name="T1"><text:placeholder text:placeholder-type="text">&lt;appointment.speciality.name&gt;</text:placeholder></text:span></text:p>
            <text:p text:style-name="Table_20_Contents"><text:span text:style-name="T1"/></text:p>
            <text:p text:style-name="Table_20_Contents"><text:span text:style-name="T4">Health Professional :</text:span> <text:span text:style-name="T1"><text:placeholder text:placeholder-type="text">&lt;appointment.doctor.name.name&gt;</text:placeholder></text:span></text:p>
          </table:table-cell>
        </table:table-row>
        <table:table-row>
          <table:table-cell table:style-name="Tabla1.A3" office:value-type="string">
            <text:p text:style-name="P2">You must present this receipt and your SSN</text:p>
          </table:table-cell>
          <table:table-cell table:style-name="Tabla1.B3" office:value-type="string">
            <text:p text:style-name="Table_20_Contents"><text:s/>Instructions / Notes : </text:p>
            <text:p text:style-name="P3"><text:placeholder text:placeholder-type="text">&lt;appointment.comments&gt;</text:placeholder></text:p>
          </table:table-cell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2" meta:word-count="39" meta:character-count="450" meta:non-whitespace-character-count="418"/>
    <meta:user-defined meta:name="Info 1"/>
    <meta:user-defined meta:name="Info 2"/>
    <meta:user-defined meta:name="Info 3"/>
    <meta:user-defined meta:name="Info 4"/>
  </office:meta>
</office:document-meta>
</file>